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77c0" officeooo:paragraph-rsid="000577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sung</text:p>
      <text:p text:style-name="P1">nokia</text:p>
      <text:p text:style-name="P1">htc</text:p>
      <text:p text:style-name="P1">huawei</text:p>
      <text:p text:style-name="P1">son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5:46:44.441389436</meta:creation-date>
    <dc:date>2015-11-04T15:47:47.238528407</dc:date>
    <meta:editing-duration>PT1M2S</meta:editing-duration>
    <meta:editing-cycles>1</meta:editing-cycles>
    <meta:document-statistic meta:table-count="0" meta:image-count="0" meta:object-count="0" meta:page-count="1" meta:paragraph-count="5" meta:word-count="5" meta:character-count="25" meta:non-whitespace-character-count="25"/>
    <meta:generator>LibreOffice/5.0.3.2$Linux_X86_64 LibreOffice_project/00m0$Build-2</meta:generator>
  </office:meta>
</office:document-meta>
</file>